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1d7502"/>
    </style:style>
    <style:style style:name="P2"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d7502"/>
    </style:style>
    <style:style style:name="P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d7502"/>
    </style:style>
    <style:style style:name="P4"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d7502"/>
    </style:style>
    <style:style style:name="P5" style:family="paragraph" style:parent-style-name="Preformatted_20_Text">
      <style:text-properties officeooo:paragraph-rsid="001d7502"/>
    </style:style>
    <style:style style:name="P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1d7502" style:font-weight-asian="bold" style:font-weight-complex="bold"/>
    </style:style>
    <style:style style:name="P7"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d7502" style:font-weight-asian="bold" style:font-weight-complex="bold"/>
    </style:style>
    <style:style style:name="P8"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d7502"/>
    </style:style>
    <style:style style:name="P9"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d7502"/>
    </style:style>
    <style:style style:name="P10"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249e9f"/>
    </style:style>
    <style:style style:name="P11" style:family="paragraph" style:parent-style-name="Text_20_body" style:list-style-name="L1">
      <style:paragraph-properties fo:text-align="start" style:justify-single-word="false" fo:orphans="2" fo:widows="2"/>
      <style:text-properties fo:font-variant="normal" fo:text-transform="none" fo:color="#000000" style:font-name="arial" fo:font-size="12.75pt" fo:letter-spacing="normal" fo:font-style="normal" fo:font-weight="normal"/>
    </style:style>
    <style:style style:name="P12" style:family="paragraph" style:parent-style-name="Text_20_body" style:list-style-name="L2">
      <style:paragraph-properties fo:text-align="start" style:justify-single-word="false" fo:orphans="2" fo:widows="2"/>
      <style:text-properties fo:font-variant="normal" fo:text-transform="none" fo:color="#000000" style:font-name="arial" fo:font-size="12.75pt" fo:letter-spacing="normal" fo:font-style="normal" fo:font-weight="normal"/>
    </style:style>
    <style:style style:name="P13" style:family="paragraph" style:parent-style-name="Text_20_body">
      <style:text-properties officeooo:paragraph-rsid="001d7502"/>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15"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d7502" style:font-weight-asian="bold" style:font-weight-complex="bold"/>
    </style:style>
    <style:style style:name="P16"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000000" style:font-name="arial" fo:font-size="12.75pt" fo:letter-spacing="normal" fo:font-style="normal" fo:font-weight="normal"/>
    </style:style>
    <style:style style:name="P17" style:family="paragraph" style:parent-style-name="Preformatted_20_Text">
      <style:paragraph-properties fo:text-align="start" style:justify-single-word="false" fo:orphans="2" fo:widows="2"/>
      <style:text-properties fo:font-variant="normal" fo:text-transform="none" fo:color="#000000" fo:letter-spacing="normal"/>
    </style:style>
    <style:style style:name="P18" style:family="paragraph" style:parent-style-name="Preformatted_20_Text">
      <style:text-properties officeooo:paragraph-rsid="001d7502"/>
    </style:style>
    <style:style style:name="P19"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fo:letter-spacing="normal" officeooo:paragraph-rsid="001d7502"/>
    </style:style>
    <style:style style:name="P20"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1d7502"/>
    </style:style>
    <style:style style:name="P21"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1d7502" style:font-weight-asian="bold" style:font-weight-complex="bold"/>
    </style:style>
    <style:style style:name="P22"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1d7502" style:font-weight-asian="bold" style:font-weight-complex="bold"/>
    </style:style>
    <style:style style:name="P23"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1d7502"/>
    </style:style>
    <style:style style:name="P2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fo:letter-spacing="normal"/>
    </style:style>
    <style:style style:name="P25"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fo:letter-spacing="normal"/>
    </style:style>
    <style:style style:name="P26"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27"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28"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29"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style>
    <style:style style:name="P30"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letter-spacing="normal"/>
    </style:style>
    <style:style style:name="T1" style:family="text">
      <style:text-properties style:font-name="courier" fo:font-style="normal" fo:font-weight="normal"/>
    </style:style>
    <style:style style:name="T2" style:family="text">
      <style:text-properties fo:font-size="12.75pt" fo:font-style="normal" fo:font-weight="normal"/>
    </style:style>
    <style:style style:name="T3" style:family="text">
      <style:text-properties officeooo:rsid="0020cb5f"/>
    </style:style>
    <style:style style:name="T4"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vento: submit (seccion 8 linea 71)</text:p>
      <text:p text:style-name="P7">Para probar el funcionamiento del evento submit implementaremos un formulario que solicita la carga de una clave y la repetición de la misma. Luego cuando se presione un botón de tipo "submit" verificaremos que las dos claves ingresadas sean iguales.</text:p>
      <text:p text:style-name="P19"><text:s text:c="2"/><text:span text:style-name="T1">&lt;form method="post" action="procesar.php" id="formulario1"&gt;</text:span></text:p>
      <text:p text:style-name="P27"><text:s text:c="4"/><text:span text:style-name="T1">Ingrese clave:</text:span></text:p>
      <text:p text:style-name="P27"><text:s text:c="4"/><text:span text:style-name="T1">&lt;input type="password" id="clave1" name="clave1" size="20" required&gt;</text:span></text:p>
      <text:p text:style-name="P27"><text:s text:c="4"/><text:span text:style-name="T1">&lt;br&gt;</text:span></text:p>
      <text:p text:style-name="P27"><text:s text:c="4"/><text:span text:style-name="T1">Repita clave:</text:span></text:p>
      <text:p text:style-name="P27"><text:s text:c="4"/><text:span text:style-name="T1">&lt;input type="password" id="clave2" name="clave2" size="20" required&gt;</text:span></text:p>
      <text:p text:style-name="P27"><text:s text:c="4"/><text:span text:style-name="T1">&lt;br&gt;</text:span></text:p>
      <text:p text:style-name="P27"><text:s text:c="4"/><text:span text:style-name="T1">&lt;input type="submit" id="confirmar" name="confirmar" value="Confirmar"&gt;</text:span></text:p>
      <text:p text:style-name="P27"><text:s text:c="2"/><text:span text:style-name="T1">&lt;/form&gt;</text:span></text:p>
      <text:p text:style-name="P29"/>
      <text:p text:style-name="P28">&lt;script&gt;</text:p>
      <text:p text:style-name="P27"><text:s text:c="2"/><text:span text:style-name="T1">window.addEventListener('load', inicio, false);</text:span></text:p>
      <text:p text:style-name="P29"/>
      <text:p text:style-name="P27"><text:s text:c="2"/><text:span text:style-name="T1">function inicio() {</text:span></text:p>
      <text:p text:style-name="P27"><text:s text:c="4"/><text:span text:style-name="T1">document.getElementById("formulario1").addEventListener('submit', validar, false);</text:span></text:p>
      <text:p text:style-name="P27"><text:s text:c="2"/><text:span text:style-name="T1">}</text:span></text:p>
      <text:p text:style-name="P29"/>
      <text:p text:style-name="P27"><text:s text:c="2"/><text:span text:style-name="T1">function validar(evt) {</text:span></text:p>
      <text:p text:style-name="P27"><text:s text:c="4"/><text:span text:style-name="T1">var cla1 = document.getElementById("clave1").value;</text:span></text:p>
      <text:p text:style-name="P27"><text:s text:c="4"/><text:span text:style-name="T1">var cla2 = document.getElementById("clave2").value;</text:span></text:p>
      <text:p text:style-name="P27"><text:s text:c="4"/><text:span text:style-name="T1">if (cla1!=cla2) {</text:span></text:p>
      <text:p text:style-name="P27"><text:s text:c="6"/><text:span text:style-name="T1">alert('Las claves ingresadas son distintas');</text:span></text:p>
      <text:p text:style-name="P27"><text:s text:c="6"/><text:span text:style-name="T1">evt.preventDefault();</text:span></text:p>
      <text:p text:style-name="P27"><text:s text:c="4"/><text:span text:style-name="T1">}</text:span></text:p>
      <text:p text:style-name="P27"><text:s text:c="2"/><text:span text:style-name="T1">}</text:span></text:p>
      <text:p text:style-name="P26">&lt;/script&gt;</text:p>
      <text:p text:style-name="P4"/>
      <text:p text:style-name="P3"/>
      <text:p text:style-name="P6">.-Operadores de igualdad y desigualdad(==,===,!=,!===) (seccion 8 linea 72)</text:p>
      <text:p text:style-name="P15">El operador == primero hace la conversión a un mismo tipo de dato para verificar si son iguales, en cambio el operador === llamado operador de igualdad estricta compara los valores sin hacer conversiones. Esto hace que cuando utilizamos el operador === <text:soft-page-break/>retorne siempre false en caso que las variables que comparamos sean de distinto tipo.</text:p>
      <text:p text:style-name="P14">El siguiente if se verifica verdadero ya que con el operador == primero se transforman los dos valores al mismo tipo de datos previos a verificar su igualdad:</text:p>
      <text:p text:style-name="P24"><text:s text:c="2"/><text:span text:style-name="T2">var v1='55';</text:span></text:p>
      <text:p text:style-name="P17"><text:s text:c="2"/><text:span text:style-name="T2">if (v1==55)</text:span></text:p>
      <text:p text:style-name="P30"><text:s text:c="4"/><text:span text:style-name="T2">document.write('son iguales');</text:span></text:p>
      <text:p text:style-name="P14">En cambio el siguiente if utilizando el operador de igualdad estricta se verifica false ya que son variables o valores de distinto tipo:</text:p>
      <text:p text:style-name="P24"><text:s text:c="2"/><text:span text:style-name="T2">var v1='55';</text:span></text:p>
      <text:p text:style-name="P17"><text:s text:c="2"/><text:span text:style-name="T2">if (v1===55)</text:span></text:p>
      <text:p text:style-name="P30"><text:s text:c="4"/><text:span text:style-name="T2">document.write('son iguales');</text:span></text:p>
      <text:p text:style-name="P14">Los operadores != y !== son los opuestos de == y ===.</text:p>
      <text:p text:style-name="P14">El operador != retorna true si son distintos previo conversión a un mismo tipo de dato y el operador !== retorna true si los valores son distintos sin hacer una conversión previa, teniendo en cuenta que para tipos de datos distintos es true el valor retornado.</text:p>
      <text:p text:style-name="P14">El siguiente if se verifica false:</text:p>
      <text:p text:style-name="P24"><text:s text:c="2"/><text:span text:style-name="T2">var v1='55';</text:span></text:p>
      <text:p text:style-name="P17"><text:s text:c="2"/><text:span text:style-name="T2">if (v1!=55)</text:span></text:p>
      <text:p text:style-name="P30"><text:s text:c="4"/><text:span text:style-name="T2">document.write('son distintos');</text:span></text:p>
      <text:p text:style-name="P14">En cambio utilizando el operador !== se verifica verdadero ya que son tipos de datos desiguales:</text:p>
      <text:p text:style-name="P24"><text:s text:c="2"/><text:span text:style-name="T2">var v1='55';</text:span></text:p>
      <text:p text:style-name="P17"><text:s text:c="2"/><text:span text:style-name="T2">if (v1!==55)</text:span></text:p>
      <text:p text:style-name="P30"><text:s text:c="4"/><text:span text:style-name="T2">document.write('son distintos');</text:span></text:p>
      <text:p text:style-name="P14">El operador de igualdad estricto === analiza los operandos de la siguiente forma:</text:p>
      <text:list xml:id="list6812204954465572086" text:style-name="L1">
        <text:list-item>
          <text:p text:style-name="P16">Si los dos valores son de diferente tipo luego el resultado es false.</text:p>
        </text:list-item>
        <text:list-item>
          <text:p text:style-name="P16">Si los dos valores almacen null luego el resultado es true. Lo mismo si los dos valores almacenan undefined.</text:p>
        </text:list-item>
        <text:list-item>
          <text:p text:style-name="P11">Si uno de los valores almacena el valor NaN luego la condición se verifica como false.</text:p>
        </text:list-item>
      </text:list>
      <text:p text:style-name="P14">El operador de igualdad == analiza los operandos de la siguiente forma:</text:p>
      <text:list xml:id="list1205407235956941271" text:style-name="L2">
        <text:list-item>
          <text:p text:style-name="P12">Si los dos operandos no son del mismo tipo el operador == primero verifica si uno de los valores es null y el otro undefined luego retorna true, si uno es un <text:soft-page-break/>número y el otro un string convierte a string el número y luego compara, si uno de los valores es true convierte este a 1 y luego compara, si uno de los valores es false convierte este a 0 (cero) y luego compara.</text:p>
        </text:list-item>
      </text:list>
      <text:p text:style-name="P14">Algunas comparaciones:</text:p>
      <text:p text:style-name="P25"><text:s text:c="2"/><text:span text:style-name="T2">if (true==1) <text:s/>//verdadero</text:span></text:p>
      <text:p text:style-name="P25"><text:s text:c="2"/><text:span text:style-name="T2">if (true===1) <text:s/>//falso</text:span></text:p>
      <text:p text:style-name="P25"><text:s text:c="2"/><text:span text:style-name="T2">if (false==0) <text:s/>//verdadero</text:span></text:p>
      <text:p text:style-name="P25"><text:s text:c="2"/><text:span text:style-name="T2">if (false===0) <text:s/>//falso</text:span></text:p>
      <text:p text:style-name="P6"/>
      <text:p text:style-name="P6">.-Funcion isNaN (seccion 8 linea 73)</text:p>
      <text:p text:style-name="P6"/>
      <text:p text:style-name="P3">Realizar la carga de dos valores enteros por teclado utilizando la función prompt. Calcular la suma previo controlar que los dos valores sean de tipo numérico.</text:p>
      <text:p text:style-name="P20">&lt;script&gt;</text:p>
      <text:p text:style-name="P27"><text:s text:c="2"/><text:span text:style-name="T1">var x1,x2,suma;</text:span></text:p>
      <text:p text:style-name="P27"><text:s text:c="2"/><text:span text:style-name="T1">x1=prompt('Ingrese el primer valor:','');</text:span></text:p>
      <text:p text:style-name="P27"><text:s text:c="2"/><text:span text:style-name="T1">x2=prompt('Ingrese el segundo valor:','');</text:span></text:p>
      <text:p text:style-name="P27"><text:s text:c="2"/><text:span text:style-name="T1">x1=parseInt(x1);</text:span></text:p>
      <text:p text:style-name="P27"><text:s text:c="2"/><text:span text:style-name="T1">x2=parseInt(x2);</text:span></text:p>
      <text:p text:style-name="P27"><text:s text:c="2"/><text:span text:style-name="T1">if (isNaN(x1) || isNaN(x2))</text:span></text:p>
      <text:p text:style-name="P27"><text:s text:c="2"/><text:span text:style-name="T1">{</text:span></text:p>
      <text:p text:style-name="P27"><text:s text:c="4"/><text:span text:style-name="T1">document.write('Al menos uno de los dos valores ingresados no es numérico.');</text:span></text:p>
      <text:p text:style-name="P27"><text:s text:c="2"/><text:span text:style-name="T1">}</text:span></text:p>
      <text:p text:style-name="P27"><text:s text:c="2"/><text:span text:style-name="T1">else</text:span></text:p>
      <text:p text:style-name="P27"><text:s text:c="2"/><text:span text:style-name="T1">{</text:span></text:p>
      <text:p text:style-name="P27"><text:s text:c="4"/><text:span text:style-name="T1">suma=x1+x2;</text:span></text:p>
      <text:p text:style-name="P27"><text:s text:c="4"/><text:span text:style-name="T1">document.write('La suma de los dos valores es:'+suma);</text:span></text:p>
      <text:p text:style-name="P27"><text:s text:c="2"/><text:span text:style-name="T1">}</text:span></text:p>
      <text:p text:style-name="P26">&lt;/script&gt;</text:p>
      <text:p text:style-name="P1">m<text:span text:style-name="T3">e</text:span>diante un if verificamos si alguno de los dos valores no es un número:</text:p>
      <text:p text:style-name="P5"><text:s text:c="2"/>if (isNaN(x1) || isNaN(x2))</text:p>
      <text:p text:style-name="P5"><text:s text:c="2"/>{</text:p>
      <text:p text:style-name="P5"><text:s text:c="4"/>document.write('Al menos uno de los dos valores ingresados no es numérico.');</text:p>
      <text:p text:style-name="P5"><text:s text:c="2"/>}</text:p>
      <text:p text:style-name="P5"><text:soft-page-break/></text:p>
      <text:p text:style-name="P3"/>
      <text:p text:style-name="P6">.-Funcion isFinite (seccion 8 linea 74)</text:p>
      <text:p text:style-name="P7">Para conocer el máximo y mínimo valor que puede almacenar una variable numérica podemos consultar las constantes MIN_VALUE y MAX_VALUE de la clase Number:</text:p>
      <text:p text:style-name="P21">&lt;script&gt;</text:p>
      <text:p text:style-name="P27"><text:s text:c="2"/><text:span text:style-name="T1">document.write(Number.MIN_VALUE); <text:s/>// 5e-324</text:span></text:p>
      <text:p text:style-name="P27"><text:s text:c="2"/><text:span text:style-name="T1">document.write('&lt;br&gt;');</text:span></text:p>
      <text:p text:style-name="P27"><text:s text:c="2"/><text:span text:style-name="T1">document.write(Number.MAX_VALUE); <text:s/>// 1.7976931348623157e+308</text:span></text:p>
      <text:p text:style-name="P26">&lt;/script&gt;</text:p>
      <text:p text:style-name="P7">Mostrar por pantalla el valor 10 elevado a la 1,2,3 etc. hasta que se genere un valor infinito.</text:p>
      <text:p text:style-name="P22">&lt;script&gt;</text:p>
      <text:p text:style-name="P27"><text:s text:c="2"/><text:span text:style-name="T1">for(var x=1; ;x++)</text:span></text:p>
      <text:p text:style-name="P27"><text:s text:c="2"/><text:span text:style-name="T1">{</text:span></text:p>
      <text:p text:style-name="P27"><text:s text:c="4"/><text:span text:style-name="T1">var resu=Math.pow(10,x);</text:span></text:p>
      <text:p text:style-name="P27"><text:s text:c="4"/><text:span text:style-name="T1">if (isFinite(resu))</text:span></text:p>
      <text:p text:style-name="P27"><text:s text:c="6"/><text:span text:style-name="T1">document.write('10 elevado a la '+x+' es '+resu+'&lt;br&gt;');</text:span></text:p>
      <text:p text:style-name="P27"><text:s text:c="4"/><text:span text:style-name="T1">else</text:span></text:p>
      <text:p text:style-name="P27"><text:s text:c="6"/><text:span text:style-name="T1">break;</text:span></text:p>
      <text:p text:style-name="P27"><text:s text:c="2"/><text:span text:style-name="T1">}</text:span></text:p>
      <text:p text:style-name="P26">&lt;/script&gt;</text:p>
      <text:p text:style-name="P7"/>
      <text:p text:style-name="P3">Se ingresan por teclado dos números (emplear parseFloat para convertirlos) mostrar un mensaje si alguno de los dos no es un número (isNaN). Luego si son valores numéricos proceder a multiplicarlos y verificar si el resultado es finito (isFinite) para mostrar el resultado.</text:p>
      <text:p text:style-name="P4">&lt;script&gt;</text:p>
      <text:p text:style-name="P5"><text:s text:c="2"/>var x1,x2,producto;</text:p>
      <text:p text:style-name="P5"><text:s text:c="2"/>x1=prompt('Ingrese el primer valor:','');</text:p>
      <text:p text:style-name="P5"><text:s text:c="2"/>x2=prompt('Ingrese el segundo valor:','');</text:p>
      <text:p text:style-name="P5"><text:s text:c="2"/>x1=parseFloat(x1);</text:p>
      <text:p text:style-name="P5"><text:s text:c="2"/>x2=parseFloat(x2);</text:p>
      <text:p text:style-name="P5"><text:s text:c="2"/>if (isNaN(x1) || isNaN(x2))</text:p>
      <text:p text:style-name="P5"><text:s text:c="4"/>document.write('Al menos uno de los dos valores ingresados no es numérico.');</text:p>
      <text:p text:style-name="P5"><text:s text:c="2"/>else</text:p>
      <text:p text:style-name="P5"><text:s text:c="2"/>{</text:p>
      <text:p text:style-name="P5"><text:soft-page-break/><text:s text:c="4"/>producto=x1*x2;</text:p>
      <text:p text:style-name="P5"><text:s text:c="4"/>if (isFinite(producto))</text:p>
      <text:p text:style-name="P5"><text:s text:c="6"/>document.write('El producto de los dos valores es:'+producto);</text:p>
      <text:p text:style-name="P5"><text:s text:c="4"/>else</text:p>
      <text:p text:style-name="P5"><text:s text:c="6"/>document.write('El resultado de multiplicar dichos valores es infinito');</text:p>
      <text:p text:style-name="P5"><text:s text:c="2"/>}</text:p>
      <text:p text:style-name="P5">&lt;/script&gt;</text:p>
      <text:p text:style-name="P3"/>
      <text:p text:style-name="P3"/>
      <text:p text:style-name="P6">.-Funciones setInterval, clearInterval,setTimeout y clearTimeout. (seccion 8 linea 75)</text:p>
      <text:p text:style-name="P7">Mostrar un cronómetro que comience en cero y se incremente en uno cada vez que pase un segundo. Disponer un botón para poder detener o reiniciar el cronómetro.</text:p>
      <text:p text:style-name="P22">&lt;!DOCTYPE html&gt;</text:p>
      <text:p text:style-name="P28">&lt;html&gt;</text:p>
      <text:p text:style-name="P28">&lt;head&gt;</text:p>
      <text:p text:style-name="P27"><text:s text:c="2"/><text:span text:style-name="T1">&lt;title&gt;Ejemplo de JavaScript&lt;/title&gt;</text:span></text:p>
      <text:p text:style-name="P27"><text:s text:c="2"/><text:span text:style-name="T1">&lt;meta charset="UTF-8"&gt;</text:span></text:p>
      <text:p text:style-name="P27"><text:s text:c="2"/><text:span text:style-name="T1">&lt;style&gt;</text:span></text:p>
      <text:p text:style-name="P27"><text:s text:c="4"/><text:span text:style-name="T1">#cronometro {</text:span></text:p>
      <text:p text:style-name="P27"><text:s text:c="6"/><text:span text:style-name="T1">font-size:50px;</text:span></text:p>
      <text:p text:style-name="P27"><text:s text:c="6"/><text:span text:style-name="T1">color:#0a0;</text:span></text:p>
      <text:p text:style-name="P27"><text:s text:c="4"/><text:span text:style-name="T1">}</text:span></text:p>
      <text:p text:style-name="P27"><text:s text:c="2"/><text:span text:style-name="T1">&lt;/style&gt; <text:s text:c="3"/></text:span></text:p>
      <text:p text:style-name="P28">&lt;/head&gt;</text:p>
      <text:p text:style-name="P28">&lt;body&gt;</text:p>
      <text:p text:style-name="P29"/>
      <text:p text:style-name="P27"><text:s text:c="2"/><text:span text:style-name="T1">&lt;span id="cronometro"&gt;0&lt;/span&gt;</text:span></text:p>
      <text:p text:style-name="P27"><text:s text:c="2"/><text:span text:style-name="T1">&lt;br&gt;</text:span></text:p>
      <text:p text:style-name="P27"><text:s text:c="2"/><text:span text:style-name="T1">&lt;input type="button" id="boton1" value="detener"&gt;</text:span></text:p>
      <text:p text:style-name="P29"/>
      <text:p text:style-name="P28">&lt;script&gt;</text:p>
      <text:p text:style-name="P27"><text:s text:c="2"/><text:span text:style-name="T1">window.addEventListener('load', inicio, false);</text:span></text:p>
      <text:p text:style-name="P29"/>
      <text:p text:style-name="P27"><text:s text:c="2"/><text:span text:style-name="T1">var reloj;</text:span></text:p>
      <text:p text:style-name="P29"/>
      <text:p text:style-name="P27"><text:s text:c="2"/><text:span text:style-name="T1">function inicio() {</text:span></text:p>
      <text:p text:style-name="P27"><text:s text:c="4"/><text:span text:style-name="T1">reloj=setInterval(procesar,1000);</text:span></text:p>
      <text:p text:style-name="P27"><text:s text:c="4"/><text:span text:style-name="T1">document.getElementById('boton1').addEventListener('click',presionBoton,false);</text:span></text:p>
      <text:p text:style-name="P27"><text:s text:c="2"/><text:span text:style-name="T1">}</text:span></text:p>
      <text:p text:style-name="P29"/>
      <text:p text:style-name="P27"><text:soft-page-break/><text:s text:c="2"/><text:span text:style-name="T1">function procesar()</text:span></text:p>
      <text:p text:style-name="P27"><text:s text:c="2"/><text:span text:style-name="T1">{</text:span></text:p>
      <text:p text:style-name="P27"><text:s text:c="4"/><text:span text:style-name="T1">var nro=parseInt(document.getElementById('cronometro').innerHTML);</text:span></text:p>
      <text:p text:style-name="P27"><text:s text:c="4"/><text:span text:style-name="T1">nro++;</text:span></text:p>
      <text:p text:style-name="P27"><text:s text:c="4"/><text:span text:style-name="T1">document.getElementById('cronometro').innerHTML=nro;</text:span></text:p>
      <text:p text:style-name="P27"><text:s text:c="2"/><text:span text:style-name="T1">}</text:span></text:p>
      <text:p text:style-name="P29"/>
      <text:p text:style-name="P27"><text:s text:c="2"/><text:span text:style-name="T1">function presionBoton()</text:span></text:p>
      <text:p text:style-name="P27"><text:s text:c="2"/><text:span text:style-name="T1">{</text:span></text:p>
      <text:p text:style-name="P27"><text:s text:c="4"/><text:span text:style-name="T1">if (document.getElementById('boton1').value=='detener')</text:span></text:p>
      <text:p text:style-name="P27"><text:s text:c="4"/><text:span text:style-name="T1">{</text:span></text:p>
      <text:p text:style-name="P27"><text:s text:c="6"/><text:span text:style-name="T1">clearInterval(reloj);</text:span></text:p>
      <text:p text:style-name="P27"><text:s text:c="6"/><text:span text:style-name="T1">document.getElementById('boton1').value='continuar';</text:span></text:p>
      <text:p text:style-name="P27"><text:s text:c="4"/><text:span text:style-name="T1">}</text:span></text:p>
      <text:p text:style-name="P27"><text:s text:c="4"/><text:span text:style-name="T1">else</text:span></text:p>
      <text:p text:style-name="P27"><text:s text:c="4"/><text:span text:style-name="T1">{</text:span></text:p>
      <text:p text:style-name="P27"><text:s text:c="6"/><text:span text:style-name="T1">reloj=setInterval(procesar,1000);</text:span></text:p>
      <text:p text:style-name="P27"><text:s text:c="6"/><text:span text:style-name="T1">document.getElementById('boton1').value='detener';</text:span></text:p>
      <text:p text:style-name="P27"><text:s text:c="4"/><text:span text:style-name="T1">}</text:span></text:p>
      <text:p text:style-name="P27"><text:s text:c="2"/><text:span text:style-name="T1">}</text:span></text:p>
      <text:p text:style-name="P28">&lt;/script&gt;</text:p>
      <text:p text:style-name="P27"><text:s text:c="2"/></text:p>
      <text:p text:style-name="P28">&lt;/body&gt;</text:p>
      <text:p text:style-name="P26">&lt;/html&gt;</text:p>
      <text:p text:style-name="P7"/>
      <text:p text:style-name="P3"><text:s text:c="4"/>Confeccionar una página que luego de 10 segundos redireccione a otro sitio empleando para ello la función setTimeout.</text:p>
      <text:p text:style-name="P4">&lt;p&gt;Esta página redireccionará al periódico www.lanacion.com.ar en 10 segundo&lt;/p&gt;</text:p>
      <text:p text:style-name="P5"/>
      <text:p text:style-name="P5">&lt;script&gt;</text:p>
      <text:p text:style-name="P5"><text:s text:c="2"/>window.addEventListener('load', inicio, false);</text:p>
      <text:p text:style-name="P5"/>
      <text:p text:style-name="P5"><text:s text:c="2"/>function inicio() {</text:p>
      <text:p text:style-name="P5"><text:s text:c="4"/>setTimeout(redireccionar,10000);</text:p>
      <text:p text:style-name="P5"><text:s text:c="2"/>}</text:p>
      <text:p text:style-name="P5"/>
      <text:p text:style-name="P5"><text:s text:c="2"/>function redireccionar()</text:p>
      <text:p text:style-name="P5"><text:s text:c="2"/>{</text:p>
      <text:p text:style-name="P5"><text:s text:c="4"/>window.location='http://www.lanacion.com.ar';</text:p>
      <text:p text:style-name="P5"><text:s text:c="2"/>}</text:p>
      <text:p text:style-name="P5">&lt;/script&gt;</text:p>
      <text:p text:style-name="P3"/>
      <text:p text:style-name="P3"><text:soft-page-break/></text:p>
      <text:p text:style-name="P6">.-Operador condicional ? (seccion 8 linea 76)</text:p>
      <text:p text:style-name="P7">Cargar dos valores por teclado, luego almacenar en una variable el mayor de los dos valores ingresados.</text:p>
      <text:p text:style-name="P22">&lt;script&gt;</text:p>
      <text:p text:style-name="P27"><text:s text:c="2"/><text:span text:style-name="T1">var v1=prompt('Ingrese primer valor:','');</text:span></text:p>
      <text:p text:style-name="P27"><text:s text:c="2"/><text:span text:style-name="T1">var v2=prompt('Ingrese segundo valor:','');</text:span></text:p>
      <text:p text:style-name="P27"><text:s text:c="2"/><text:span text:style-name="T1">v1=parseInt(v1);</text:span></text:p>
      <text:p text:style-name="P27"><text:s text:c="2"/><text:span text:style-name="T1">v2=parseInt(v2);</text:span></text:p>
      <text:p text:style-name="P27"><text:s text:c="2"/><text:span text:style-name="T1">var mayor;</text:span></text:p>
      <text:p text:style-name="P27"><text:s text:c="2"/><text:span text:style-name="T1">if (v1&gt;v2)</text:span></text:p>
      <text:p text:style-name="P27"><text:s text:c="4"/><text:span text:style-name="T1">mayor=v1;</text:span></text:p>
      <text:p text:style-name="P27"><text:s text:c="2"/><text:span text:style-name="T1">else</text:span></text:p>
      <text:p text:style-name="P27"><text:s text:c="4"/><text:span text:style-name="T1">mayor=v2;</text:span></text:p>
      <text:p text:style-name="P27"><text:s text:c="2"/><text:span text:style-name="T1">document.write('El mayor de los dos valores es:'+mayor);</text:span></text:p>
      <text:p text:style-name="P26">&lt;/script&gt;</text:p>
      <text:p text:style-name="P7">Ahora el mismo problema pero empleando el operador codicional ?:</text:p>
      <text:p text:style-name="P22">&lt;script&gt;</text:p>
      <text:p text:style-name="P27"><text:s text:c="2"/><text:span text:style-name="T1">var v1=prompt('Ingrese primer valor:','');</text:span></text:p>
      <text:p text:style-name="P27"><text:s text:c="2"/><text:span text:style-name="T1">var v2=prompt('Ingrese segundo valor:','');</text:span></text:p>
      <text:p text:style-name="P27"><text:s text:c="2"/><text:span text:style-name="T1">v1=parseInt(v1);</text:span></text:p>
      <text:p text:style-name="P27"><text:s text:c="2"/><text:span text:style-name="T1">v2=parseInt(v2);</text:span></text:p>
      <text:p text:style-name="P27"><text:s text:c="2"/><text:span text:style-name="T1">var mayor;</text:span></text:p>
      <text:p text:style-name="P27"><text:s text:c="2"/><text:span text:style-name="T1">v1&gt;v2 ? mayor=v1 : mayor=v2;</text:span></text:p>
      <text:p text:style-name="P27"><text:s text:c="2"/><text:span text:style-name="T1">document.write('El mayor de los dos valores es:'+mayor);</text:span></text:p>
      <text:p text:style-name="P26">&lt;/script&gt;</text:p>
      <text:p text:style-name="P7"/>
      <text:p text:style-name="P3">Ingresar el sueldo bruto de un trabajador. Si supera a 10000 aplicar un descuento del 10%, en caso contrario el descuento es del 5%.</text:p>
      <text:p text:style-name="P4">&lt;script&gt;</text:p>
      <text:p text:style-name="P5"><text:s text:c="2"/>var sueldo=prompt('Ingrese el sueldo del trabajador:','');</text:p>
      <text:p text:style-name="P5"><text:s text:c="2"/>sueldo=parseFloat(sueldo);</text:p>
      <text:p text:style-name="P5"><text:s text:c="2"/>sueldo&gt;10000 ? sueldo=sueldo*0.90 : sueldo=sueldo*0.95;</text:p>
      <text:p text:style-name="P5"><text:s text:c="2"/>alert('El sueldo con el descuento es de: '+sueldo);</text:p>
      <text:p text:style-name="P5">&lt;/script&gt;</text:p>
      <text:p text:style-name="P3"/>
      <text:p text:style-name="P3"><text:soft-page-break/></text:p>
      <text:p text:style-name="P6">.-Expresiones regulares: <text:s/>(seccion 8 linea 77)</text:p>
      <text:p text:style-name="P3"/>
      <text:p text:style-name="P3">Validar si se ingresa un valor entero con exactamente tres dígitos.</text:p>
      <text:p text:style-name="P4">&lt;script&gt;</text:p>
      <text:p text:style-name="P5"><text:s text:c="2"/>var valor=prompt('Ingrese un numero entero positivo de 3 dígitos','');</text:p>
      <text:p text:style-name="P5"><text:s text:c="2"/>var patron=new RegExp('^[0-9]{3}$');</text:p>
      <text:p text:style-name="P5"><text:s text:c="2"/>if (patron.test(valor))</text:p>
      <text:p text:style-name="P5"><text:s text:c="4"/>alert('Se ingresó un valor entero positivo de 3 dígitos');</text:p>
      <text:p text:style-name="P5"><text:s text:c="2"/>else</text:p>
      <text:p text:style-name="P5"><text:s text:c="4"/>alert('No se ingresó un valor entero positivo de 3 dígitos');</text:p>
      <text:p text:style-name="P5">&lt;/script&gt;</text:p>
      <text:p text:style-name="P5"/>
      <text:p text:style-name="P2">El mismo problema se puede expresar utilizando una sintaxis distinta para la creación de la expresión regular (esta otra sintaxis es muy utilizada, pero en el fondo el interprete de JavaScript crea un objeto de tipo RegExp):</text:p>
      <text:p text:style-name="P5">&lt;!DOCTYPE html&gt;</text:p>
      <text:p text:style-name="P5">&lt;html&gt;</text:p>
      <text:p text:style-name="P5">&lt;head&gt;</text:p>
      <text:p text:style-name="P5"><text:s text:c="2"/>&lt;title&gt;Ejemplo de JavaScript&lt;/title&gt;</text:p>
      <text:p text:style-name="P5"><text:s text:c="2"/>&lt;meta charset="UTF-8"&gt;</text:p>
      <text:p text:style-name="P5">&lt;/head&gt;</text:p>
      <text:p text:style-name="P5">&lt;body&gt;</text:p>
      <text:p text:style-name="P5"/>
      <text:p text:style-name="P5">&lt;script&gt;</text:p>
      <text:p text:style-name="P5"><text:s text:c="2"/>var valor=prompt('Ingrese un numero entero positivo de 3 dígitos','');</text:p>
      <text:p text:style-name="P5"><text:s text:c="2"/>var patron=/^[0-9]{3}$/;</text:p>
      <text:p text:style-name="P5"><text:s text:c="2"/>if (patron.test(valor))</text:p>
      <text:p text:style-name="P5"><text:s text:c="4"/>alert('Se ingresó un valor entero positivo de 3 dígitos');</text:p>
      <text:p text:style-name="P5"><text:s text:c="2"/>else</text:p>
      <text:p text:style-name="P5"><text:s text:c="4"/>alert('No se ingresó un valor entero positivo de 3 dígitos');</text:p>
      <text:p text:style-name="P5">&lt;/script&gt;</text:p>
      <text:p text:style-name="P5"><text:s text:c="2"/></text:p>
      <text:p text:style-name="P5">&lt;/body&gt;</text:p>
      <text:p text:style-name="P5">&lt;/html&gt;</text:p>
      <text:p text:style-name="P5"/>
      <text:p text:style-name="P3">Ingresar una oración por teclado y luego imprimir un mensaje si la oración ingresada contiene la palabra 'hora'</text:p>
      <text:p text:style-name="P4">&lt;script&gt;</text:p>
      <text:p text:style-name="P5"><text:s text:c="2"/>var oracion=prompt('Ingrese una oración','');</text:p>
      <text:p text:style-name="P5"><text:s text:c="2"/>var patron=/hora/;</text:p>
      <text:p text:style-name="P5"><text:soft-page-break/><text:s text:c="2"/>if (patron.test(oracion))</text:p>
      <text:p text:style-name="P5"><text:s text:c="4"/>alert('La oración ingresada contiene la palabra \'hora\'');</text:p>
      <text:p text:style-name="P5"><text:s text:c="2"/>else</text:p>
      <text:p text:style-name="P5"><text:s text:c="4"/>alert('La oración ingresada no contiene la palabra \'hora\'');</text:p>
      <text:p text:style-name="P5">&lt;/script&gt;</text:p>
      <text:p text:style-name="P2">Es muy posible que este primer problema convenga utilizar el método indexOf del objeto string pero para introducir el concepto de expresiones regulares es lo más sencillo. Estamos declarando la expresión regular:</text:p>
      <text:p text:style-name="P5"><text:s text:c="2"/>var patron=/hora/;</text:p>
      <text:p text:style-name="P1">Con esta definición especificamos que el patrón a comparar son los caracteres 'hora'. Luego al llamar al método test donde le pasamos el string a comparar verifica si el patrón 'hora' está contenido en alguna posición del string 'oración'.</text:p>
      <text:p text:style-name="P1">El método test se verifica verdadero si ingresamos las siguientes oraciones:</text:p>
      <text:p text:style-name="P5">Es <text:span text:style-name="Strong_20_Emphasis">hora</text:span> de partir.</text:p>
      <text:p text:style-name="P5">hora de comer.</text:p>
      <text:p text:style-name="P5">Pasó muchas <text:span text:style-name="Strong_20_Emphasis">hora</text:span>s corriendo.</text:p>
      <text:p text:style-name="P5">A<text:span text:style-name="Strong_20_Emphasis">hora</text:span> tenemos ganas de correr.</text:p>
      <text:p text:style-name="P1">Se verifica falso si ingresamos la siguiente oración:</text:p>
      <text:p text:style-name="P5">El niño ora.</text:p>
      <text:p text:style-name="P5">Hora de comer.</text:p>
      <text:p text:style-name="P3"/>
      <text:p text:style-name="P10"><text:span text:style-name="T4">.-Expresiones regulares: <text:s/>(^ principio $ fin) de cadena (seccion 8 linea 78)</text:span></text:p>
      <text:p text:style-name="P10">Ingresar una oración y mostrar un mensaje si la misma comienza con el carácter '-'.<text:line-break/>Otro mensaje si comienzo con la palabra 'hora'.</text:p>
      <text:p text:style-name="P4">&lt;script&gt;</text:p>
      <text:p text:style-name="P5"><text:s text:c="2"/>var oracion=prompt('Ingrese una oración','');</text:p>
      <text:p text:style-name="P5"><text:s text:c="2"/>var patron1=/^-/;</text:p>
      <text:p text:style-name="P5"><text:s text:c="2"/>if (patron1.test(oracion))</text:p>
      <text:p text:style-name="P5"><text:s text:c="4"/>alert('Comienza la oración con el carácter -');</text:p>
      <text:p text:style-name="P5"><text:s text:c="2"/>else</text:p>
      <text:p text:style-name="P5"><text:s text:c="4"/>alert('No comienza la oración con el carácter -');</text:p>
      <text:p text:style-name="P5"><text:s text:c="2"/>var patron2=/^hora/;</text:p>
      <text:p text:style-name="P5"><text:s text:c="2"/>if (patron2.test(oracion))</text:p>
      <text:p text:style-name="P5"><text:s text:c="4"/>alert('Comienza la oración con la palabra hora');</text:p>
      <text:p text:style-name="P5"><text:s text:c="2"/>else</text:p>
      <text:p text:style-name="P5"><text:s text:c="4"/>alert('No comienza la oración con la palabra hora');</text:p>
      <text:p text:style-name="P5">&lt;/script&gt;</text:p>
      <text:p text:style-name="P5"/>
      <text:p text:style-name="P3">–----Ingresar una palabra y mostrar un mensaje si la misma finaliza con el string 'ón'</text:p>
      <text:p text:style-name="P4">&lt;script&gt;</text:p>
      <text:p text:style-name="P5"><text:soft-page-break/><text:s text:c="2"/>var oracion=prompt('Ingrese una palabra','');</text:p>
      <text:p text:style-name="P5"><text:s text:c="2"/>var patron=/ón$/;</text:p>
      <text:p text:style-name="P5"><text:s text:c="2"/>if (patron.test(oracion))</text:p>
      <text:p text:style-name="P5"><text:s text:c="4"/>alert('La palabra finaliza con los caracteres \'ón\'');</text:p>
      <text:p text:style-name="P5"><text:s text:c="2"/>else</text:p>
      <text:p text:style-name="P5"><text:s text:c="4"/>alert('La palabra no finaliza con los caracteres \'ón\'');</text:p>
      <text:p text:style-name="P5">&lt;/script&gt;</text:p>
      <text:p text:style-name="P3"/>
      <text:p text:style-name="P8">Ingresar una palabra y mostrar un mensaje si la misma finaliza con el string 'ón'</text:p>
      <text:p text:style-name="P23">&lt;script&gt;</text:p>
      <text:p text:style-name="P27"><text:s text:c="2"/><text:span text:style-name="T1">var oracion=prompt('Ingrese una palabra','');</text:span></text:p>
      <text:p text:style-name="P27"><text:s text:c="2"/><text:span text:style-name="T1">var patron=/ón$/;</text:span></text:p>
      <text:p text:style-name="P27"><text:s text:c="2"/><text:span text:style-name="T1">if (patron.test(oracion))</text:span></text:p>
      <text:p text:style-name="P27"><text:s text:c="4"/><text:span text:style-name="T1">alert('La palabra finaliza con los caracteres \'ón\'');</text:span></text:p>
      <text:p text:style-name="P27"><text:s text:c="2"/><text:span text:style-name="T1">else</text:span></text:p>
      <text:p text:style-name="P27"><text:s text:c="4"/><text:span text:style-name="T1">alert('La palabra no finaliza con los caracteres \'ón\'');</text:span></text:p>
      <text:p text:style-name="P26">&lt;/script&gt;</text:p>
      <text:p text:style-name="P8"/>
      <text:p text:style-name="P6">.-Expresiones regulares: [] conjunto de caracteres opcionales<text:tab/> (seccion 8 linea 79)</text:p>
      <text:p text:style-name="P3">Controlar si la palabra ingresada comienza con el primer carácter alfabético ya sea en mayúsculas o en minúsculas:</text:p>
      <text:p text:style-name="P4">&lt;script&gt;</text:p>
      <text:p text:style-name="P5"><text:s text:c="2"/>var palabra=prompt('Ingrese una palabra','');</text:p>
      <text:p text:style-name="P5"><text:s text:c="2"/>var patron=/^[a-zA-Z]/;</text:p>
      <text:p text:style-name="P5"><text:s text:c="2"/>if (patron.test(palabra))</text:p>
      <text:p text:style-name="P5"><text:s text:c="4"/>alert('La palabra comienza con un carácter alfabético (mayúscula o minúscula)');</text:p>
      <text:p text:style-name="P5"><text:s text:c="2"/>else</text:p>
      <text:p text:style-name="P5"><text:s text:c="4"/>alert('La palabra no comienza con un carácter alfabético (mayúscula o minúscula)');</text:p>
      <text:p text:style-name="P5">&lt;/script&gt;</text:p>
      <text:p text:style-name="P3">Ingresar una palabra y luego mostrar un mensaje si finaliza con vocal.</text:p>
      <text:p text:style-name="P4">&lt;script&gt;</text:p>
      <text:p text:style-name="P5"><text:s text:c="2"/>var palabra=prompt('Ingrese una palabra','');</text:p>
      <text:p text:style-name="P5"><text:s text:c="2"/>var patron=/[aeiouAEIOUáéíóú]$/;</text:p>
      <text:p text:style-name="P5"><text:s text:c="2"/>if (patron.test(palabra))</text:p>
      <text:p text:style-name="P5"><text:s text:c="4"/>alert('La palabra finaliza con vocal');</text:p>
      <text:p text:style-name="P5"><text:s text:c="2"/>else</text:p>
      <text:p text:style-name="P5"><text:s text:c="4"/>alert('La palabra no finaliza con vocal');</text:p>
      <text:p text:style-name="P5">&lt;/script&gt;</text:p>
      <text:p text:style-name="P3"><text:soft-page-break/>Ingresar una clave que no finalice en vocal.</text:p>
      <text:p text:style-name="P4">&lt;script&gt;</text:p>
      <text:p text:style-name="P5"><text:s text:c="2"/>var palabra=prompt('Ingrese una palabra','');</text:p>
      <text:p text:style-name="P5"><text:s text:c="2"/>var patron=/[^aeiouAEIOUáéíóú]$/;</text:p>
      <text:p text:style-name="P5"><text:s text:c="2"/>if (patron.test(palabra))</text:p>
      <text:p text:style-name="P5"><text:s text:c="4"/>alert('La palabra no finaliza con vocal');</text:p>
      <text:p text:style-name="P5"><text:s text:c="2"/>else</text:p>
      <text:p text:style-name="P5"><text:s text:c="4"/>alert('La palabra finaliza con vocal');</text:p>
      <text:p text:style-name="P5">&lt;/script&gt;</text:p>
      <text:p text:style-name="P3">Ingresar una palabra y luego mostrar un mensaje si contiene una vocal en alguna parte de la palabra.</text:p>
      <text:p text:style-name="P4">&lt;script&gt;</text:p>
      <text:p text:style-name="P5"><text:s text:c="2"/>var palabra=prompt('Ingrese una palabra','');</text:p>
      <text:p text:style-name="P5"><text:s text:c="2"/>var patron=/[aeiouAEIOUáéíóú]/;</text:p>
      <text:p text:style-name="P5"><text:s text:c="2"/>if (patron.test(palabra))</text:p>
      <text:p text:style-name="P5"><text:s text:c="4"/>alert('La palabra tiene al menos una vocal');</text:p>
      <text:p text:style-name="P5"><text:s text:c="2"/>else</text:p>
      <text:p text:style-name="P5"><text:s text:c="4"/>alert('La palabra no tiene vocales');</text:p>
      <text:p text:style-name="P5">&lt;/script&gt;</text:p>
      <text:p text:style-name="P3">Ingresar una oración por teclado y luego mostrar un mensaje si el string ingresado contiene al menos uno de los caracteres que son un comando o metacaracter para las expresiones regulares:</text:p>
      <text:p text:style-name="P4">&lt;script&gt;</text:p>
      <text:p text:style-name="P5"><text:s text:c="2"/>var oracion=prompt('Ingrese una oracion','');</text:p>
      <text:p text:style-name="P5"><text:s text:c="2"/>var patron=/[\^$.*+?=!:|\\/()\[\]{}]/;</text:p>
      <text:p text:style-name="P5"><text:s text:c="2"/>if (patron.test(oracion))</text:p>
      <text:p text:style-name="P5"><text:s text:c="4"/>alert('La oración tiene al menos un carácter ^ $. * +? =! : | \ / () [] {}');</text:p>
      <text:p text:style-name="P5"><text:s text:c="2"/>else</text:p>
      <text:p text:style-name="P5"><text:s text:c="4"/>alert('La oración no tiene ningún carácter ^ $. * +? =! : | \ / () [] {}');</text:p>
      <text:p text:style-name="P5">&lt;/script&gt;</text:p>
      <text:p text:style-name="P3">Ingresar todos los caracteres con significada especial en las expresiones regulares en el siguiente orden: ^$.*+?=!:|\/()[]{} (es necesario escapar todos los metacaracteres):</text:p>
      <text:p text:style-name="P4">&lt;script&gt;</text:p>
      <text:p text:style-name="P5"><text:s text:c="2"/>var cadena=prompt('Ingrese esos caracteres especiales para expresiones regulares en este mismo orden: ^$.*+?=!:|\/()[]{} ','');</text:p>
      <text:p text:style-name="P5"><text:s text:c="2"/>var patron=/^\^\$\.\*\+\?\=\!\:\|\\\/\(\)\[\]\{\}$/;</text:p>
      <text:p text:style-name="P5"><text:s text:c="2"/>if (patron.test(cadena))</text:p>
      <text:p text:style-name="P5"><text:s text:c="4"/>alert('Orden correcto');</text:p>
      <text:p text:style-name="P5"><text:s text:c="2"/>else</text:p>
      <text:p text:style-name="P5"><text:s text:c="4"/>alert('Incorrecto');</text:p>
      <text:p text:style-name="P5">&lt;/script&gt;</text:p>
      <text:p text:style-name="P3"/>
      <text:p text:style-name="P6">.-Expresiones regulares: cuantificadores o repeticiones {x} {x,y} {x,} (seccion 8 linea 80)</text:p>
      <text:p text:style-name="P2"><text:soft-page-break/>Ahora veremos que podemos inicializar luego que indicamos entre corchetes el patrón a buscar la cantidad de veces que puede repetirse este patrón.</text:p>
      <text:p text:style-name="P1">Son útiles para controlar la cantidad de repeticiones del patrón definido.</text:p>
      <text:p text:style-name="P1">Se especifican luego del corchete donde definimos los caracteres permitidos:</text:p>
      <text:p text:style-name="P1">Verificar si contiene entre 3 y 6 dígitos:</text:p>
      <text:p text:style-name="P5">var patron=/[0-9]{3,6}/;</text:p>
      <text:p text:style-name="P1">Verificar si contiene 3:</text:p>
      <text:p text:style-name="P5">var patron=/[0-9]{3}/;</text:p>
      <text:p text:style-name="P1">Verificar si contiene 3 o más dígitos:</text:p>
      <text:p text:style-name="P5">var patron=/[0-9]{3,}/;</text:p>
      <text:p text:style-name="P1"><text:span text:style-name="Strong_20_Emphasis">Problema</text:span> Ingresar una oración y mostrar si se ingresó un número que tiene al menos 2 dígitos.</text:p>
      <text:p text:style-name="P5">&lt;!DOCTYPE html&gt;</text:p>
      <text:p text:style-name="P5">&lt;html&gt;</text:p>
      <text:p text:style-name="P5">&lt;head&gt;</text:p>
      <text:p text:style-name="P5"><text:s text:c="2"/>&lt;title&gt;Ejemplo de JavaScript&lt;/title&gt;</text:p>
      <text:p text:style-name="P5"><text:s text:c="2"/>&lt;meta charset="UTF-8"&gt;</text:p>
      <text:p text:style-name="P5">&lt;/head&gt;</text:p>
      <text:p text:style-name="P5">&lt;body&gt;</text:p>
      <text:p text:style-name="P5"/>
      <text:p text:style-name="P5">&lt;script&gt;</text:p>
      <text:p text:style-name="P5"><text:s text:c="2"/>var oracion=prompt('Ingrese una palabra','');</text:p>
      <text:p text:style-name="P5"><text:s text:c="2"/>var patron=/[0-9]{2,}/;</text:p>
      <text:p text:style-name="P5"><text:s text:c="2"/>if (patron.test(oracion))</text:p>
      <text:p text:style-name="P5"><text:s text:c="4"/>alert('La oración tiene un número de al menos 2 dígitos');</text:p>
      <text:p text:style-name="P5"><text:s text:c="2"/>else</text:p>
      <text:p text:style-name="P5"><text:s text:c="4"/>alert('La oración no tiene un número de al menos 2 dígitos');</text:p>
      <text:p text:style-name="P5">&lt;/script&gt;</text:p>
      <text:p text:style-name="P5"><text:s text:c="2"/></text:p>
      <text:p text:style-name="P5">&lt;/body&gt;</text:p>
      <text:p text:style-name="P5">&lt;/html&gt;</text:p>
      <text:p text:style-name="P1">La expresión regular se verifica verdadera si se ingresa:</text:p>
      <text:p text:style-name="P5">Yo tengo 20 años.</text:p>
      <text:p text:style-name="P5">Yo tengo 101 años.</text:p>
      <text:p text:style-name="P1">La expresión regular se verifica falsa si se ingresa:</text:p>
      <text:p text:style-name="P5">Yo tengo 5 años.</text:p>
      <text:p text:style-name="P1"><text:span text:style-name="Strong_20_Emphasis">Problema</text:span> Ingresar una patente de un auto de argentina y luego mostrar un mensaje si es correcto o no su valor. Toda patente está constituida por 2 letras, tres números y finalmente 2 letras (ej. aa123bb )</text:p>
      <text:p text:style-name="P5">&lt;!DOCTYPE html&gt;</text:p>
      <text:p text:style-name="P5">&lt;html&gt;</text:p>
      <text:p text:style-name="P5">&lt;head&gt;</text:p>
      <text:p text:style-name="P5"><text:s text:c="2"/>&lt;title&gt;Ejemplo de JavaScript&lt;/title&gt;</text:p>
      <text:p text:style-name="P5"><text:soft-page-break/><text:s text:c="2"/>&lt;meta charset="UTF-8"&gt;</text:p>
      <text:p text:style-name="P5">&lt;/head&gt;</text:p>
      <text:p text:style-name="P5">&lt;body&gt;</text:p>
      <text:p text:style-name="P5"/>
      <text:p text:style-name="P5">&lt;script&gt;</text:p>
      <text:p text:style-name="P5"><text:s text:c="2"/>var patente=prompt('Ingrese una patente','');</text:p>
      <text:p text:style-name="P5"><text:s text:c="2"/>var patron=/[a-z]{2}[0-9]{3}[a-z]{2}/;</text:p>
      <text:p text:style-name="P5"><text:s text:c="2"/>if (patron.test(patente))</text:p>
      <text:p text:style-name="P5"><text:s text:c="4"/>alert('La patente ingresada es correcta');</text:p>
      <text:p text:style-name="P5"><text:s text:c="2"/>else</text:p>
      <text:p text:style-name="P5"><text:s text:c="4"/>alert('La patente ingresada no es correcta');</text:p>
      <text:p text:style-name="P5">&lt;/script&gt;</text:p>
      <text:p text:style-name="P5"><text:s text:c="2"/></text:p>
      <text:p text:style-name="P5">&lt;/body&gt;</text:p>
      <text:p text:style-name="P5">&lt;/html&gt;</text:p>
      <text:p text:style-name="P1">A primera medida este patrón resolvería nuestro problema:</text:p>
      <text:p text:style-name="P5"><text:s text:c="2"/>var patron=/[a-z]{2}[0-9]{3}[a-z]{2}/;</text:p>
      <text:p text:style-name="P1">Se verifica verdadero si se ingresa:</text:p>
      <text:p text:style-name="P5"><text:span text:style-name="Strong_20_Emphasis">aa111bb</text:span></text:p>
      <text:p text:style-name="P5"><text:span text:style-name="Strong_20_Emphasis">zx343bb</text:span></text:p>
      <text:p text:style-name="P1">Se verifica falso si se ingresa:</text:p>
      <text:p text:style-name="P5">a333bb</text:p>
      <text:p text:style-name="P5">bb22dd</text:p>
      <text:p text:style-name="P1">Pero tenemos un problema ya que si ingresamos:</text:p>
      <text:p text:style-name="P5"><text:span text:style-name="Strong_20_Emphasis">aa111ccc</text:span>d</text:p>
      <text:p text:style-name="P1">SE VERIFICA VERDADERO.</text:p>
      <text:p text:style-name="P1">Para resolver esto debemos modificar el patrón indicando que los últimos dos caracteres deben ser letras:</text:p>
      <text:p text:style-name="P5"><text:s text:c="2"/>var patron=/[a-z]{2}[0-9]{3}[a-z]{2}$/;</text:p>
      <text:p text:style-name="P1">Ahora si ingresamos aa111bbb se verifica falso.</text:p>
      <text:p text:style-name="P1">Pero todavía tenemos otro problema al ingresar:</text:p>
      <text:p text:style-name="P5">5<text:span text:style-name="Strong_20_Emphasis">aa111bb</text:span></text:p>
      <text:p text:style-name="P1">Y finalmente para que funcione correctamente debemos definir el patrón:</text:p>
      <text:p text:style-name="P5"><text:s text:c="2"/>var patron=/^[a-z]{2}[0-9]{3}[a-z]{2}$/;</text:p>
      <text:p text:style-name="P1">El algoritmo correcto es el siguiente:</text:p>
      <text:p text:style-name="P5">&lt;!DOCTYPE html&gt;</text:p>
      <text:p text:style-name="P5">&lt;html&gt;</text:p>
      <text:p text:style-name="P5">&lt;head&gt;</text:p>
      <text:p text:style-name="P5"><text:s text:c="2"/>&lt;title&gt;Ejemplo de JavaScript&lt;/title&gt;</text:p>
      <text:p text:style-name="P5"><text:s text:c="2"/>&lt;meta charset="UTF-8"&gt;</text:p>
      <text:p text:style-name="P5">&lt;/head&gt;</text:p>
      <text:p text:style-name="P5"><text:soft-page-break/>&lt;body&gt;</text:p>
      <text:p text:style-name="P5"/>
      <text:p text:style-name="P5">&lt;script&gt;</text:p>
      <text:p text:style-name="P5"><text:s text:c="2"/>var patente=prompt('Ingrese una patente','');</text:p>
      <text:p text:style-name="P5"><text:s text:c="2"/>var patron=/^[a-z]{2}[0-9]{3}[a-z]{2}$/;</text:p>
      <text:p text:style-name="P5"><text:s text:c="2"/>if (patron.test(patente))</text:p>
      <text:p text:style-name="P5"><text:s text:c="4"/>alert('La patente ingresada es correcta');</text:p>
      <text:p text:style-name="P5"><text:s text:c="2"/>else</text:p>
      <text:p text:style-name="P5"><text:s text:c="4"/>alert('La patente ingresada no es correcta');</text:p>
      <text:p text:style-name="P5">&lt;/script&gt;</text:p>
      <text:p text:style-name="P5"><text:s text:c="2"/></text:p>
      <text:p text:style-name="P5">&lt;/body&gt;</text:p>
      <text:p text:style-name="P5">&lt;/html&gt;</text:p>
      <text:p text:style-name="P1"><text:span text:style-name="Strong_20_Emphasis">Problema</text:span> </text:p>
      <text:p text:style-name="P1">Ingresar una oración y mostrar si se ingresó uno o más números con exactamente 5 dígitos.</text:p>
      <text:p text:style-name="P1">Para resolver este problema debemos definir un patrón que identifique un número con exactamente cinco dígitos y que antes y después de este tenga un espacio en blanco. Para identificar el espacio en blanco debemos introducir en la expresión regular el carácter de escape y la letra s, es decir \s</text:p>
      <text:p text:style-name="P1">El algoritmo luego es:</text:p>
      <text:p text:style-name="P5">&lt;!DOCTYPE html&gt;</text:p>
      <text:p text:style-name="P5">&lt;html&gt;</text:p>
      <text:p text:style-name="P5">&lt;head&gt;</text:p>
      <text:p text:style-name="P5"><text:s text:c="2"/>&lt;title&gt;Ejemplo de JavaScript&lt;/title&gt;</text:p>
      <text:p text:style-name="P5"><text:s text:c="2"/>&lt;meta charset="UTF-8"&gt;</text:p>
      <text:p text:style-name="P5">&lt;/head&gt;</text:p>
      <text:p text:style-name="P5">&lt;body&gt;</text:p>
      <text:p text:style-name="P5"/>
      <text:p text:style-name="P5">&lt;script&gt;</text:p>
      <text:p text:style-name="P5"><text:s text:c="2"/>var oracion=prompt('Ingrese una oracion','');</text:p>
      <text:p text:style-name="P5"><text:s text:c="2"/>var patron=/\s[0-9]{5}\s/;</text:p>
      <text:p text:style-name="P5"><text:s text:c="2"/>if (patron.test(oracion))</text:p>
      <text:p text:style-name="P5"><text:s text:c="4"/>alert('La oración tiene un número de 5 dígitos');</text:p>
      <text:p text:style-name="P5"><text:s text:c="2"/>else</text:p>
      <text:p text:style-name="P5"><text:s text:c="4"/>alert('La oración no tiene un número de 5 dígitos');</text:p>
      <text:p text:style-name="P5">&lt;/script&gt;</text:p>
      <text:p text:style-name="P5"><text:s text:c="2"/></text:p>
      <text:p text:style-name="P5">&lt;/body&gt;</text:p>
      <text:p text:style-name="P5">&lt;/html&gt;</text:p>
      <text:p text:style-name="P1">Ahora vemos la expresión regular definida es:</text:p>
      <text:p text:style-name="P5"><text:s text:c="2"/>var patron=/\s[0-9]{5}\s/;</text:p>
      <text:p text:style-name="P1">Es decir que para que se valide verdadero el string debe contener un espacio en blanco, seguido de 5 dígitos y otro espacio en blanco.</text:p>
      <text:p text:style-name="P3"/>
      <text:p text:style-name="P3"><text:soft-page-break/><text:s/>Validar que se ingrese un número de 3 dígitos enteros, el carácter punto y 2 dígitos decimales.</text:p>
      <text:p text:style-name="P4">&lt;script&gt;</text:p>
      <text:p text:style-name="P5"><text:s text:c="2"/>var valor=prompt('Ingrese un nro con el formato (999.99):','');</text:p>
      <text:p text:style-name="P5"><text:s text:c="2"/>var patron=/^[0-9]{3}\.[0-9]{2}$/;</text:p>
      <text:p text:style-name="P5"><text:s text:c="2"/>if (patron.test(valor))</text:p>
      <text:p text:style-name="P5"><text:s text:c="4"/>document.write('El valor es correcto');</text:p>
      <text:p text:style-name="P5"><text:s text:c="2"/>else</text:p>
      <text:p text:style-name="P5"><text:s text:c="4"/>document.write('El valor no tiene el formato correcto');</text:p>
      <text:p text:style-name="P5">&lt;/script&gt;</text:p>
      <text:p text:style-name="P3"/>
      <text:p text:style-name="P3"><text:s text:c="4"/>Solicitar el ingreso de la coordenada de un punto. El formato a ingresar por teclado es:</text:p>
      <text:p text:style-name="P3"><text:s text:c="2"/>(999,999) <text:s/>Los números pueden tener entre 1 y 3 dígitos.</text:p>
      <text:p text:style-name="P4">&lt;script&gt;</text:p>
      <text:p text:style-name="P5"><text:s text:c="2"/>var punto=prompt('Ingrese la coordenada de un punto con el formato(999,999):','');</text:p>
      <text:p text:style-name="P5"><text:s text:c="2"/>var patron=/\([0-9]{1,3}\,[0-9]{1,3}\)/;</text:p>
      <text:p text:style-name="P5"><text:s text:c="2"/>if (patron.test(punto))</text:p>
      <text:p text:style-name="P5"><text:s text:c="4"/>document.write('El formato de ingreso es correcto');</text:p>
      <text:p text:style-name="P5"><text:s text:c="2"/>else</text:p>
      <text:p text:style-name="P5"><text:s text:c="4"/>document.write('El formato de ingreso no es correcto');</text:p>
      <text:p text:style-name="P5">&lt;/script&g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1:02:05.167352921</meta:creation-date>
    <dc:date>2018-06-15T16:03:24.594208852</dc:date>
    <meta:editing-duration>PT24M48S</meta:editing-duration>
    <meta:editing-cycles>7</meta:editing-cycles>
    <meta:generator>LibreOffice/5.1.6.2$Linux_X86_64 LibreOffice_project/10m0$Build-2</meta:generator>
    <meta:document-statistic meta:table-count="0" meta:image-count="0" meta:object-count="0" meta:page-count="15" meta:paragraph-count="477" meta:word-count="2410" meta:character-count="18304" meta:non-whitespace-character-count="15572"/>
  </office:meta>
</office:document-meta>
</file>